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Oxygen, Oxygen-Sans, Ubuntu, Cantarell, 'Helvetica Neue', 'Open Sans', sans-serif"/>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paragraph-properties fo:line-height="115%"/>
    </style:style>
    <style:style style:name="P3" style:family="paragraph" style:parent-style-name="List_20_Paragraph" style:list-style-name="WWNum1">
      <style:paragraph-properties fo:line-height="115%"/>
    </style:style>
    <style:style style:name="P4" style:family="paragraph" style:parent-style-name="List_20_Paragraph" style:list-style-name="WWNum1">
      <style:paragraph-properties fo:line-height="115%"/>
      <style:text-properties officeooo:paragraph-rsid="001d2537"/>
    </style:style>
    <style:style style:name="P5" style:family="paragraph" style:parent-style-name="List_20_Paragraph" style:list-style-name="WWNum1">
      <style:paragraph-properties fo:line-height="115%"/>
      <style:text-properties officeooo:rsid="001d2537" officeooo:paragraph-rsid="001d2537"/>
    </style:style>
    <style:style style:name="P6" style:family="paragraph" style:parent-style-name="List_20_Paragraph">
      <style:paragraph-properties fo:line-height="115%"/>
      <style:text-properties officeooo:rsid="001d6510" officeooo:paragraph-rsid="001d6510"/>
    </style:style>
    <style:style style:name="P7" style:family="paragraph" style:parent-style-name="List_20_Paragraph" style:list-style-name="WWNum1">
      <style:paragraph-properties fo:line-height="115%"/>
      <style:text-properties officeooo:rsid="001d6510" officeooo:paragraph-rsid="001d6510"/>
    </style:style>
    <style:style style:name="P8" style:family="paragraph" style:parent-style-name="List_20_Paragraph" style:list-style-name="WWNum1">
      <style:paragraph-properties fo:line-height="115%"/>
      <style:text-properties officeooo:rsid="001e68bc" officeooo:paragraph-rsid="001e68bc"/>
    </style:style>
    <style:style style:name="P9" style:family="paragraph" style:parent-style-name="List_20_Paragraph" style:list-style-name="WWNum1">
      <style:paragraph-properties fo:line-height="115%"/>
      <style:text-properties officeooo:rsid="001e7653" officeooo:paragraph-rsid="001e7653"/>
    </style:style>
    <style:style style:name="P10" style:family="paragraph" style:parent-style-name="List_20_Paragraph">
      <style:paragraph-properties fo:line-height="115%"/>
      <style:text-properties officeooo:rsid="001e7653" officeooo:paragraph-rsid="001e7653"/>
    </style:style>
    <style:style style:name="P11" style:family="paragraph" style:parent-style-name="List_20_Paragraph">
      <style:paragraph-properties fo:line-height="115%"/>
      <style:text-properties officeooo:rsid="00205fca" officeooo:paragraph-rsid="00205fca"/>
    </style:style>
    <style:style style:name="P12" style:family="paragraph" style:parent-style-name="List_20_Paragraph" style:list-style-name="WWNum1">
      <style:paragraph-properties fo:line-height="115%"/>
      <style:text-properties officeooo:rsid="0021e386" officeooo:paragraph-rsid="0021e386"/>
    </style:style>
    <style:style style:name="P13" style:family="paragraph" style:parent-style-name="List_20_Paragraph" style:list-style-name="WWNum1">
      <style:paragraph-properties fo:line-height="115%"/>
      <style:text-properties officeooo:rsid="00250fdc" officeooo:paragraph-rsid="00250fdc"/>
    </style:style>
    <style:style style:name="T1" style:family="text">
      <style:text-properties officeooo:rsid="001d2537"/>
    </style:style>
    <style:style style:name="T2" style:family="text">
      <style:text-properties officeooo:rsid="00205fca"/>
    </style:style>
    <style:style style:name="T3" style:family="text">
      <style:text-properties officeooo:rsid="0021e386"/>
    </style:style>
    <style:style style:name="T4" style:family="text">
      <style:text-properties officeooo:rsid="00244fc4"/>
    </style:style>
    <style:style style:name="T5" style:family="text">
      <style:text-properties officeooo:rsid="00250f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z 4</text:p>
      <text:p text:style-name="Standard">Name:<text:span text:style-name="T1">Samir Benzada</text:span><text:line-break/>Date: <text:span text:style-name="T1">July 22 2020</text:span><text:line-break/></text:p>
      <text:list xml:id="list2838289787" text:style-name="WWNum1">
        <text:list-item>
          <text:p text:style-name="P4">What is windowing in spark streaming?</text:p>
          <text:p text:style-name="P5">It create a window time to let the data come in, <text:span text:style-name="T3">usually few seconds.</text:span></text:p>
          <text:p text:style-name="P12">Not like the batch, it ingest all the data it can while the window is open.</text:p>
          <text:p text:style-name="P4"/>
        </text:list-item>
        <text:list-item>
          <text:p text:style-name="P3">What are broadcast variables and accumulators and a use case of each?</text:p>
          <text:p text:style-name="P4"><text:span text:style-name="T1">Broadcast variable are read-only, they are distributed across worker node. They are used for repeating task.</text:span></text:p>
        </text:list-item>
      </text:list>
      <text:p text:style-name="P2"/>
      <text:p text:style-name="P2"/>
      <text:list xml:id="list95600724607976" text:continue-numbering="true" text:style-name="WWNum1">
        <text:list-item>
          <text:p text:style-name="P4">Whats the difference between a transformation and an action?</text:p>
        </text:list-item>
      </text:list>
      <text:p text:style-name="P6">Transformation Is the function that changes the rdd data and Action give the output</text:p>
      <text:p text:style-name="P6"/>
      <text:list xml:id="list95600837780796" text:continue-numbering="true" text:style-name="WWNum1">
        <text:list-item>
          <text:p text:style-name="P3">what’s the difference between Spark streaming and Structured streaming? </text:p>
        </text:list-item>
      </text:list>
      <text:p text:style-name="P6">Spark-streaming work on micro batch and each batch represent one rdd, Structured streaming work on the same structure of polling the data after some duration</text:p>
      <text:p text:style-name="P2"/>
      <text:list xml:id="list95602071320576" text:continue-numbering="true" text:style-name="WWNum1">
        <text:list-item>
          <text:p text:style-name="P3">what’s the difference between Kafka vs Flume vs Nifi and when will you use which tool?</text:p>
          <text:p text:style-name="P7">flume: <text:span text:style-name="T2">no data replication (good for log or database )</text:span></text:p>
          <text:p text:style-name="P7">kafka: is <text:span text:style-name="T4">100%</text:span> fast<text:span text:style-name="T2">er than flume</text:span> because of paralelle processing data</text:p>
          <text:p text:style-name="P13">(good for stream data, real time data)</text:p>
          <text:p text:style-name="P7">nifi: has an interface <text:span text:style-name="T5">(good for both real time and log)</text:span></text:p>
        </text:list-item>
      </text:list>
      <text:p text:style-name="P2"/>
      <text:list xml:id="list95601241543229" text:continue-numbering="true" text:style-name="WWNum1">
        <text:list-item>
          <text:p text:style-name="P3">What is data skewness and how can we fix it?</text:p>
          <text:p text:style-name="P8">it’s when data need to be move around the cluster to make the execution faster and even.</text:p>
          <text:p text:style-name="P8"/>
        </text:list-item>
        <text:list-item>
          <text:p text:style-name="P3">Spark architecture?</text:p>
          <text:p text:style-name="P8">Master node(driver(spark context)) → Cluster Manager→ worker nodes ( task, cache )</text:p>
          <text:p text:style-name="P8"/>
        </text:list-item>
        <text:list-item>
          <text:p text:style-name="P3"><text:soft-page-break/>What is a Kafka Producer, Consumer, Broker?</text:p>
          <text:p text:style-name="P9">Producer: is the one who produce the message to the topic</text:p>
          <text:p text:style-name="P9">Broker: is the one that hold the topic, the message inside the topic ans can let the consumer read it. It allow to share information between the producer and the consumer</text:p>
          <text:p text:style-name="P9"/>
          <text:p text:style-name="P9">Consumer: is the one to read and consume the message from the producer, it access the topic inside the broker and read the message.</text:p>
          <text:p text:style-name="P9"/>
        </text:list-item>
        <text:list-item>
          <text:p text:style-name="P3">What is the role of zookeeper in Kafka?</text:p>
        </text:list-item>
      </text:list>
      <text:p text:style-name="P10">Zookeeper keep track of everything that’s happening inside the cluster nodes, track status, new nodes. </text:p>
      <text:p text:style-name="P10"/>
      <text:list xml:id="list95600363589329" text:continue-numbering="true" text:style-name="WWNum1">
        <text:list-item>
          <text:p text:style-name="P3">What are two types of offsets in Kafka and why do we need offsets?</text:p>
        </text:list-item>
      </text:list>
      <text:p text:style-name="P2">- <text:span text:style-name="T2">current offset</text:span></text:p>
      <text:p text:style-name="P2">- <text:span text:style-name="T2">committed offset</text:span></text:p>
      <text:p text:style-name="P11">we need offset to know the position of the message, what is the last message read, is the consumer read all the messages and to avoid re sending the same message to the consu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Oxygen, Oxygen-Sans, Ubuntu, Cantarell, 'Helvetica Neue', 'Open Sans', sans-serif"/>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hib Amin</meta:initial-creator>
    <meta:editing-cycles>7</meta:editing-cycles>
    <meta:creation-date>2020-07-22T12:11:00</meta:creation-date>
    <dc:date>2020-07-22T09:55:59.978945728</dc:date>
    <meta:editing-duration>PT25M50S</meta:editing-duration>
    <meta:generator>LibreOffice/6.0.7.3$Linux_X86_64 LibreOffice_project/00m0$Build-3</meta:generator>
    <meta:document-statistic meta:table-count="0" meta:image-count="0" meta:object-count="0" meta:page-count="2" meta:paragraph-count="30" meta:word-count="385" meta:character-count="2152" meta:non-whitespace-character-count="18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